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" svg:font-family="'Liberation San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Liberation San"/>
    </style:style>
    <style:style style:name="P2" style:family="paragraph" style:parent-style-name="Text_20_body">
      <style:text-properties style:font-name="Liberation San"/>
    </style:style>
    <style:style style:name="P3" style:family="paragraph" style:parent-style-name="Horizontal_20_Line">
      <style:text-properties style:font-name="Liberation San"/>
    </style:style>
    <style:style style:name="P4" style:family="paragraph" style:parent-style-name="Heading_20_2">
      <style:text-properties style:font-name="Liberation San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style:font-name="Liberation San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text-properties officeooo:paragraph-rsid="00219e5d"/>
    </style:style>
    <style:style style:name="P9" style:family="paragraph" style:parent-style-name="Text_20_body" style:list-style-name="L2">
      <style:text-properties style:font-name="Liberation San" fo:font-weight="bold" officeooo:rsid="00219e5d" officeooo:paragraph-rsid="00219e5d" style:font-weight-asian="bold" style:font-weight-complex="bold"/>
    </style:style>
    <style:style style:name="P10" style:family="paragraph" style:parent-style-name="Text_20_body">
      <style:text-properties officeooo:rsid="00219e5d" officeooo:paragraph-rsid="00219e5d"/>
    </style:style>
    <style:style style:name="P11" style:family="paragraph" style:parent-style-name="Horizontal_20_Line">
      <style:text-properties style:font-name="Liberation San" officeooo:paragraph-rsid="00219e5d"/>
    </style:style>
    <style:style style:name="P12" style:family="paragraph" style:parent-style-name="Heading_20_2">
      <style:text-properties style:font-name="Liberation San" officeooo:paragraph-rsid="00219e5d"/>
    </style:style>
    <style:style style:name="P13" style:family="paragraph" style:parent-style-name="Heading_20_3">
      <style:text-properties style:font-name="Liberation San"/>
    </style:style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 style:list-style-name="L6"/>
    <style:style style:name="P18" style:family="paragraph" style:parent-style-name="Text_20_body" style:list-style-name="L6">
      <style:text-properties style:font-name="Liberation San"/>
    </style:style>
    <style:style style:name="P19" style:family="paragraph" style:parent-style-name="Text_20_body" style:list-style-name="L7"/>
    <style:style style:name="P20" style:family="paragraph" style:parent-style-name="Standard">
      <style:text-properties style:font-name="Liberation San"/>
    </style:style>
    <style:style style:name="T1" style:family="text">
      <style:text-properties officeooo:rsid="00219e5d"/>
    </style:style>
    <style:style style:name="T2" style:family="text">
      <style:text-properties style:font-name="Liberation San"/>
    </style:style>
    <style:style style:name="T3" style:family="text">
      <style:text-properties style:font-name="Liberation San" officeooo:rsid="00219e5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S-Servo-Decoders Manual</text:h>
      <text:p text:style-name="P2">Supports: OS-Servo-Decoder</text:p>
      <text:p text:style-name="P3"/>
      <text:h text:style-name="P4" text:outline-level="2">📘 Introduction</text:h>
      <text:p text:style-name="P2">The OS-Servo-Decoder is a simple and robust DCC accessory decoder designed for driving<text:span text:style-name="T1"> up to 8</text:span> servo<text:span text:style-name="T1"> </text:span>motors. It supports modern model railroads with flexible configuration options, <text:span text:style-name="T1">external relay modules for </text:span>polarity switching (optional) and direct control using both<text:span text:style-name="T1"> inputs switches,</text:span> DCC accessory commands and locomotive functions (F1–F<text:span text:style-name="T1">8</text:span>).</text:p>
      <text:p text:style-name="P2"/>
      <text:p text:style-name="P3"/>
      <text:h text:style-name="P4" text:outline-level="2">📚 Table of Contents</text:h>
      <text:p text:style-name="P2"/>
      <text:p text:style-name="P3"/>
      <text:h text:style-name="P4" text:outline-level="2">🔧 Features</text:h>
      <text:list text:style-name="L1">
        <text:list-item>
          <text:p text:style-name="P5"><text:span text:style-name="T2">Controls</text:span><text:span text:style-name="T3"> up to </text:span><text:span text:style-name="Strong_20_Emphasis"><text:span text:style-name="T2">8</text:span></text:span><text:span text:style-name="Strong_20_Emphasis"><text:span text:style-name="T3"> </text:span></text:span><text:span text:style-name="T2">servos</text:span></text:p>
        </text:list-item>
        <text:list-item>
          <text:p text:style-name="P5"><text:span text:style-name="T2">Uses </text:span><text:span text:style-name="Strong_20_Emphasis"><text:span text:style-name="T2">pluggable screw terminals</text:span></text:span><text:span text:style-name="T2"> for easy wiring</text:span></text:p>
        </text:list-item>
        <text:list-item>
          <text:p text:style-name="P5"><text:span text:style-name="T3">External</text:span><text:span text:style-name="T2"> </text:span><text:span text:style-name="Strong_20_Emphasis"><text:span text:style-name="T2">relay </text:span></text:span><text:span text:style-name="Strong_20_Emphasis"><text:span text:style-name="T3">modules</text:span></text:span></text:p>
        </text:list-item>
        <text:list-item>
          <text:p text:style-name="P6">Fully supports:</text:p>
          <text:list>
            <text:list-item>
              <text:p text:style-name="P5"><text:span text:style-name="Strong_20_Emphasis"><text:span text:style-name="T2">Standard turnout movement</text:span></text:span></text:p>
            </text:list-item>
            <text:list-item>
              <text:p text:style-name="P5"><text:span text:style-name="Strong_20_Emphasis"><text:span text:style-name="T2">Polarity switching</text:span></text:span><text:span text:style-name="T2"> (where supported)</text:span></text:p>
            </text:list-item>
            <text:list-item>
              <text:p text:style-name="P5"><text:span text:style-name="Strong_20_Emphasis"><text:span text:style-name="T2">Adjustable servo end positions</text:span></text:span><text:span text:style-name="T2"> (via buttons)</text:span></text:p>
            </text:list-item>
          </text:list>
        </text:list-item>
        <text:list-item>
          <text:p text:style-name="P5"><text:span text:style-name="Strong_20_Emphasis"><text:span text:style-name="T2">Standalone configuration</text:span></text:span><text:span text:style-name="T2">: no PC, CVs or programmers required</text:span></text:p>
        </text:list-item>
        <text:list-item>
          <text:p text:style-name="P5"><text:span text:style-name="T2">Optional </text:span><text:span text:style-name="Strong_20_Emphasis"><text:span text:style-name="T2">DCC locomotive function control</text:span></text:span><text:span text:style-name="T2"> (F1–F1</text:span><text:span text:style-name="T3">8</text:span><text:span text:style-name="T2">)</text:span></text:p>
        </text:list-item>
        <text:list-item>
          <text:p text:style-name="P5"><text:span text:style-name="T2">Supports </text:span><text:span text:style-name="Strong_20_Emphasis"><text:span text:style-name="T2">Roco 4-address offset</text:span></text:span></text:p>
        </text:list-item>
      </text:list>
      <text:p text:style-name="P3"/>
      <text:h text:style-name="P4" text:outline-level="2"><text:soft-page-break/>🔌 Connecting the Decoder</text:h>
      <text:p text:style-name="P2">The OS-Servo-Decoders use the same wiring layout as the OS-Solenoid-Decoder:</text:p>
      <text:list text:style-name="L2">
        <text:list-item>
          <text:p text:style-name="P7"><text:span text:style-name="Strong_20_Emphasis"><text:span text:style-name="T2">Top header</text:span></text:span><text:span text:style-name="T2">: Connect either DCC track voltage or a DC power supply (max 19V)</text:span></text:p>
        </text:list-item>
        <text:list-item>
          <text:p text:style-name="P7"><text:span text:style-name="Strong_20_Emphasis"><text:span text:style-name="T2">⚠️ Important</text:span></text:span><text:span text:style-name="T2">: Do </text:span><text:span text:style-name="Strong_20_Emphasis"><text:span text:style-name="T2">not</text:span></text:span><text:span text:style-name="T2"> use AC voltage</text:span></text:p>
        </text:list-item>
        <text:list-item>
          <text:p text:style-name="P7"><text:span text:style-name="Strong_20_Emphasis"><text:span text:style-name="T2">Servo headers</text:span></text:span><text:span text:style-name="T2">: Connect each servo motor to the 3-pin connector</text:span></text:p>
          <text:list>
            <text:list-item>
              <text:p text:style-name="P8">Standard layout: <text:span text:style-name="Strong_20_Emphasis">GND — +5V — Signal</text:span></text:p>
            </text:list-item>
          </text:list>
        </text:list-item>
        <text:list-item>
          <text:p text:style-name="P9">Relay Connectors <text:span text:style-name="T4">A, COM, B</text:span></text:p>
          <text:list>
            <text:list-header>
              <text:p text:style-name="P7"><text:span text:style-name="Strong_20_Emphasis"><text:span text:style-name="T2"/></text:span></text:p>
            </text:list-header>
          </text:list>
        </text:list-item>
      </text:list>
      <text:p text:style-name="P10"><text:span text:style-name="T2"><text:tab/></text:span></text:p>
      <text:p text:style-name="P3"/>
      <text:h text:style-name="P4" text:outline-level="2">💪 <text:span text:style-name="T1">Controlling</text:span> the Servo Outputs</text:h>
      <text:p text:style-name="Text_20_body"><text:span text:style-name="T2"/></text:p>
      <text:p text:style-name="P3"/>
      <text:h text:style-name="P4" text:outline-level="2">🛠️ DCC Configuration Mode</text:h>
      <text:p text:style-name="P2">The decoder supports an advanced DCC configuration mode that works entirely from your throttle.</text:p>
      <text:p text:style-name="P11"/>
      <text:h text:style-name="P12" text:outline-level="2">🛠️<text:span text:style-name="T1"> Button Configuration Mode </text:span></text:h>
      <text:h text:style-name="P13" text:outline-level="3"/>
      <text:p text:style-name="P3"/>
      <text:h text:style-name="P13" text:outline-level="3">🌟 Storing Servo Positions</text:h>
      <text:p text:style-name="Text_20_body"><text:span text:style-name="T2">While in </text:span><text:span text:style-name="Strong_20_Emphasis"><text:span text:style-name="T2">Run Mode</text:span></text:span><text:span text:style-name="T2">, use these functions to program:</text:span></text:p>
      <text:list text:style-name="L3">
        <text:list-item>
          <text:p text:style-name="P14"><text:span text:style-name="Strong_20_Emphasis"><text:span text:style-name="T2">F1 = ON</text:span></text:span><text:span text:style-name="T2"> ➔ Save current position as </text:span><text:span text:style-name="Strong_20_Emphasis"><text:span text:style-name="T2">CURVED</text:span></text:span></text:p>
        </text:list-item>
        <text:list-item>
          <text:p text:style-name="P14"><text:span text:style-name="Strong_20_Emphasis"><text:span text:style-name="T2">F2 = ON</text:span></text:span><text:span text:style-name="T2"> ➔ Save current position as </text:span><text:span text:style-name="Strong_20_Emphasis"><text:span text:style-name="T2">STRAIGHT</text:span></text:span></text:p>
        </text:list-item>
        <text:list-item>
          <text:p text:style-name="P14"><text:span text:style-name="Strong_20_Emphasis"><text:span text:style-name="T2">F3 = ON</text:span></text:span><text:span text:style-name="T2"> ➔ Invert frog relay (6-relay model only)</text:span></text:p>
        </text:list-item>
        <text:list-item>
          <text:p text:style-name="P14"><text:span text:style-name="Strong_20_Emphasis"><text:span text:style-name="T2">F0 = OFF</text:span></text:span><text:span text:style-name="T2"> ➔ Exit Run Mode</text:span></text:p>
        </text:list-item>
      </text:list>
      <text:p text:style-name="P3"><text:soft-page-break/></text:p>
      <text:h text:style-name="P13" text:outline-level="3">🚗 Loco Function Modes</text:h>
      <text:p text:style-name="Text_20_body"><text:span text:style-name="T2">In </text:span><text:span text:style-name="Strong_20_Emphasis"><text:span text:style-name="T2">Config Mode</text:span></text:span><text:span text:style-name="T2">, you can choose to control the decoder using </text:span><text:span text:style-name="Strong_20_Emphasis"><text:span text:style-name="T2">loco function keys</text:span></text:span><text:span text:style-name="T2"> instead of accessory commands.</text:span></text:p>
      <text:list text:style-name="L4">
        <text:list-item>
          <text:p text:style-name="P15"><text:span text:style-name="Strong_20_Emphasis"><text:span text:style-name="T2">F4 = ON</text:span></text:span><text:span text:style-name="T2"> ➔ Disable loco control (default)</text:span></text:p>
        </text:list-item>
        <text:list-item>
          <text:p text:style-name="P15"><text:span text:style-name="Strong_20_Emphasis"><text:span text:style-name="T2">F5 = ON</text:span></text:span><text:span text:style-name="T2"> ➔ Enable loco function mode (F1–F16) — uses 1 address</text:span></text:p>
        </text:list-item>
        <text:list-item>
          <text:p text:style-name="P15"><text:span text:style-name="Strong_20_Emphasis"><text:span text:style-name="T2">F6 = ON</text:span></text:span><text:span text:style-name="T2"> ➔ Enable 4-function mode (F1–F4) — uses 2 addresses</text:span></text:p>
        </text:list-item>
      </text:list>
      <text:p text:style-name="Text_20_body"><text:span text:style-name="T2">This allows ultra-fast switching using throttles like </text:span><text:span text:style-name="Strong_20_Emphasis"><text:span text:style-name="T2">Roco Lokmaus</text:span></text:span><text:span text:style-name="T2"> or </text:span><text:span text:style-name="Strong_20_Emphasis"><text:span text:style-name="T2">Multimaus</text:span></text:span><text:span text:style-name="T2">.</text:span></text:p>
      <text:p text:style-name="P3"/>
      <text:h text:style-name="P13" text:outline-level="3">⚖️ Address Offset</text:h>
      <text:p text:style-name="Text_20_body"><text:span text:style-name="T2">To compensate for </text:span><text:span text:style-name="Strong_20_Emphasis"><text:span text:style-name="T2">Roco’s offset of 4</text:span></text:span><text:span text:style-name="T2">, use:</text:span></text:p>
      <text:list text:style-name="L5">
        <text:list-item>
          <text:p text:style-name="P16"><text:span text:style-name="Strong_20_Emphasis"><text:span text:style-name="T2">F7 = ON</text:span></text:span><text:span text:style-name="T2"> ➔ Enable 4-address offset</text:span></text:p>
        </text:list-item>
      </text:list>
      <text:p text:style-name="P3"/>
      <text:h text:style-name="P13" text:outline-level="3">⏰ Auto-Toggle Mode</text:h>
      <text:p text:style-name="P2">Enable auto-toggling of a selected motor:</text:p>
      <text:list text:style-name="L6">
        <text:list-item>
          <text:p text:style-name="P17"><text:span text:style-name="Strong_20_Emphasis"><text:span text:style-name="T2">F8 = ON</text:span></text:span><text:span text:style-name="T2"> ➔ Motor toggles every 5 seconds</text:span></text:p>
          <text:list>
            <text:list-item>
              <text:p text:style-name="P18">Speed is controlled by throttle</text:p>
            </text:list-item>
            <text:list-item>
              <text:p text:style-name="P17"><text:span text:style-name="T2">Throttle direction does </text:span><text:span text:style-name="Strong_20_Emphasis"><text:span text:style-name="T2">not</text:span></text:span><text:span text:style-name="T2"> matter</text:span></text:p>
            </text:list-item>
            <text:list-item>
              <text:p text:style-name="P18">Throttle 0 = slow, Max = fast</text:p>
            </text:list-item>
          </text:list>
        </text:list-item>
      </text:list>
      <text:p text:style-name="P2">In this mode, the motor is no longer slaved to throttle function keys.</text:p>
      <text:p text:style-name="P3"/>
      <text:h text:style-name="P4" text:outline-level="2">📊 Summary</text:h>
      <text:list text:style-name="L7">
        <text:list-item>
          <text:p text:style-name="P19"><text:span text:style-name="T2">Use the </text:span><text:span text:style-name="Strong_20_Emphasis"><text:span text:style-name="T2">buttons</text:span></text:span><text:span text:style-name="T2"> for direct setup and servo adjustment</text:span></text:p>
        </text:list-item>
        <text:list-item>
          <text:p text:style-name="P19"><text:span text:style-name="T2">Use </text:span><text:span text:style-name="Strong_20_Emphasis"><text:span text:style-name="T2">DCC loco address 9999</text:span></text:span><text:span text:style-name="T2"> with </text:span><text:span text:style-name="Strong_20_Emphasis"><text:span text:style-name="T2">F0, F1, F2 OFF</text:span></text:span><text:span text:style-name="T2"> to enter config mode</text:span></text:p>
        </text:list-item>
        <text:list-item>
          <text:p text:style-name="P19"><text:span text:style-name="T2">Use </text:span><text:span text:style-name="Strong_20_Emphasis"><text:span text:style-name="T2">F1/F2</text:span></text:span><text:span text:style-name="T2"> to store servo positions</text:span></text:p>
        </text:list-item>
        <text:list-item>
          <text:p text:style-name="P19"><text:span text:style-name="T2">Use </text:span><text:span text:style-name="Strong_20_Emphasis"><text:span text:style-name="T2">F4–F8</text:span></text:span><text:span text:style-name="T2"> to enable loco function control, address offset or toggle modes</text:span></text:p>
        </text:list-item>
      </text:list>
      <text:p text:style-name="P2">All OS-Servo-Decoders share this interface and logic. No computer needed. No CVs. Just wire it, address it, and run it.</text:p>
      <text:p text:style-name="P20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" svg:font-family="'Liberation San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0T22:01:42.090000000</meta:creation-date>
    <dc:date>2025-07-22T16:05:21.779493000</dc:date>
    <meta:editing-duration>PT4H1M18S</meta:editing-duration>
    <meta:editing-cycles>3</meta:editing-cycles>
    <meta:generator>LibreOffice/25.2.4.3$Windows_X86_64 LibreOffice_project/33e196637044ead23f5c3226cde09b47731f7e27</meta:generator>
    <meta:document-statistic meta:table-count="0" meta:image-count="0" meta:object-count="0" meta:page-count="4" meta:paragraph-count="57" meta:word-count="468" meta:character-count="2635" meta:non-whitespace-character-count="2253"/>
  </office:meta>
</office:document-meta>
</file>